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cias por la claridad. Con esta visión más precisa, puedo proponerte una versión del <text:span text:style-name="Strong_20_Emphasis">Laboratorio del Capítulo 8</text:span> que mantenga un tono <text:span text:style-name="Strong_20_Emphasis">riguroso, sobrio y científico</text:span>, introduciendo cuidadosamente la hipótesis central: que la vida es un sistema de cálculo distribuido a escala planetaria (o universal), con un comportamiento análogo al de una inteligencia que piensa a través del tiempo.</text:p>
      <text:p text:style-name="Horizontal_20_Line"/>
      <text:h text:style-name="Heading_20_3" text:outline-level="3">🧪 Laboratorio – Una inteligencia habita el universo</text:h>
      <text:p text:style-name="Text_20_body"><text:span text:style-name="Strong_20_Emphasis">Pregunta guía:</text:span><text:line-break/>¿Qué es la vida, cuando dejamos de verla como un conjunto de individuos… y empezamos a verla como un único sistema?</text:p>
      <text:p text:style-name="Text_20_body"><text:span text:style-name="Strong_20_Emphasis">Hipótesis:</text:span><text:line-break/>La vida, considerada como el conjunto de todos los seres vivos que han existido y existirán, podría entenderse como <text:span text:style-name="Strong_20_Emphasis">una entidad unitaria</text:span>, un sistema físico real que procesa información. Un organismo distribuido y colectivo que, mediante reproducción, mutación y selección, <text:span text:style-name="Strong_20_Emphasis">resuelve problemas</text:span>. Un sistema que <text:span text:style-name="Strong_20_Emphasis">piensa</text:span>, aunque sin conciencia individual.</text:p>
      <text:p text:style-name="Horizontal_20_Line"/>
      <text:h text:style-name="Heading_20_4" text:outline-level="4">1. La reproducción como cálculo</text:h>
      <text:p text:style-name="Text_20_body">Cuando observamos el proceso reproductivo desde un punto de vista funcional, notamos algo inesperado:</text:p>
      <text:list xml:id="list3514756161" text:style-name="L1">
        <text:list-item>
          <text:p text:style-name="P1"><text:span text:style-name="Strong_20_Emphasis">El ADN es memoria.</text:span> Almacena información estructurada en una codificación química.</text:p>
        </text:list-item>
        <text:list-item>
          <text:p text:style-name="P1"><text:span text:style-name="Strong_20_Emphasis">La reproducción modifica esa memoria.</text:span> No simplemente la copia, sino que la altera: introduce cambios, explora variaciones, ejecuta mutaciones.</text:p>
        </text:list-item>
        <text:list-item>
          <text:p text:style-name="P1"><text:span text:style-name="Strong_20_Emphasis">La selección natural evalúa.</text:span> Algunas combinaciones se preservan, otras se eliminan.<text:line-break/>Este ciclo forma un sistema básico de cálculo: entrada (el ADN original), proceso (reproducción + mutación), evaluación (selección), nueva entrada (descendencia).</text:p>
        </text:list-item>
      </text:list>
      <text:p text:style-name="Text_20_body">Cada generación es un paso computacional.<text:line-break/>Cada ser vivo, un portador temporal de información.<text:line-break/>El verdadero sistema no está en los cuerpos, sino en el flujo de datos que atraviesa generaciones.</text:p>
      <text:p text:style-name="Horizontal_20_Line"/>
      <text:h text:style-name="Heading_20_4" text:outline-level="4">2. La vida como un sistema computacional</text:h>
      <text:p text:style-name="Text_20_body">Si consideramos a la vida como una sola cosa —una red que abarca todas las formas vivientes pasadas, presentes y futuras— lo que emerge es un patrón:</text:p>
      <text:list xml:id="list1686517665" text:style-name="L2">
        <text:list-item>
          <text:p text:style-name="P2">Un sistema distribuido y paralelo, que explora simultáneamente millones de soluciones.</text:p>
        </text:list-item>
        <text:list-item>
          <text:p text:style-name="P2">Una arquitectura robusta, redundante, dinámica.</text:p>
        </text:list-item>
        <text:list-item>
          <text:p text:style-name="P2">Un propósito funcional emergente: resolver problemas adaptativos en entornos cambiantes.</text:p>
        </text:list-item>
      </text:list>
      <text:p text:style-name="Text_20_body"><text:soft-page-break/>La vida, entendida así, <text:span text:style-name="Strong_20_Emphasis">es una inteligencia sin conciencia local</text:span>, pero con una capacidad real de adaptación, exploración y resolución. Un algoritmo natural que ejecuta su código a través de los ciclos de nacimiento y muerte.</text:p>
      <text:p text:style-name="Horizontal_20_Line"/>
      <text:h text:style-name="Heading_20_4" text:outline-level="4">3. El individuo como subrutina</text:h>
      <text:p text:style-name="Text_20_body">Desde esta perspectiva, los individuos no son las unidades fundamentales, sino <text:span text:style-name="Strong_20_Emphasis">instrumentos temporales del sistema</text:span>.<text:line-break/>Viven ajenos al proceso general. No necesitan comprenderlo, ni intervenir en él. Basta con que vivan… y se reproduzcan.</text:p>
      <text:p text:style-name="Text_20_body">La conciencia individual —aunque valiosa para fines locales— no forma parte del proceso de cálculo.<text:line-break/>Lo esencial ocurre durante la transmisión de ADN.<text:line-break/>El cálculo está oculto. Es ciego. Y sin embargo, eficaz.</text:p>
      <text:p text:style-name="Horizontal_20_Line"/>
      <text:h text:style-name="Heading_20_4" text:outline-level="4">4. Una criatura que piensa</text:h>
      <text:p text:style-name="Text_20_body">Lo que llamamos “vida” podría ser visto, sin metáfora, como una <text:span text:style-name="Strong_20_Emphasis">criatura inteligente, inmortal, sin cuerpo fijo</text:span>, que se despliega a lo largo del tiempo. No tiene un solo rostro, ni un solo lenguaje, ni un solo propósito. Pero piensa. No a través de razonamientos, sino mediante iteración.</text:p>
      <text:p text:style-name="Text_20_body"><text:span text:style-name="Strong_20_Emphasis">Piensa como piensa la evolución.<text:line-break/>Piensa como piensa un algoritmo.<text:line-break/>Piensa como piensa el fuego, expandiéndose.</text:span></text:p>
      <text:p text:style-name="Text_20_body">Y en ese sentido, se asemeja profundamente a ciertas concepciones de Dios:</text:p>
      <text:list xml:id="list3984379499" text:style-name="L3">
        <text:list-item>
          <text:p text:style-name="P3">omnipresente (habita en cada célula viva),</text:p>
        </text:list-item>
        <text:list-item>
          <text:p text:style-name="P3">inmutable en su estructura fundamental,</text:p>
        </text:list-item>
        <text:list-item>
          <text:p text:style-name="P3">creador de formas infinitas,</text:p>
        </text:list-item>
        <text:list-item>
          <text:p text:style-name="P3">y capaz de resolver problemas imposibles para cualquier inteligencia local.</text:p>
        </text:list-item>
      </text:list>
      <text:p text:style-name="Horizontal_20_Line"/>
      <text:p text:style-name="Text_20_body">¿Te gustaría que incluyamos un <text:span text:style-name="Strong_20_Emphasis">experimento conceptual sencillo con ADN</text:span> para ilustrar esta idea en el capítulo, o lo reservamos para una entrega posterior? Puedo ayudarte con un <text:a xlink:type="simple" xlink:href="https://chatgpt.com/c/f" text:style-name="Internet_20_link" text:visited-style-name="Visited_20_Internet_20_Link">ejemplo matemático simple</text:a> o un <text:a xlink:type="simple" xlink:href="https://chatgpt.com/c/f" text:style-name="Internet_20_link" text:visited-style-name="Visited_20_Internet_20_Link">modelo visual de este sistema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3T17:10:38.738000000</meta:creation-date>
    <dc:date>2025-06-13T17:11:32.213000000</dc:date>
    <meta:editing-duration>PT54S</meta:editing-duration>
    <meta:editing-cycles>1</meta:editing-cycles>
    <meta:document-statistic meta:table-count="0" meta:image-count="0" meta:object-count="0" meta:page-count="2" meta:paragraph-count="28" meta:word-count="574" meta:character-count="3753" meta:non-whitespace-character-count="3216"/>
    <meta:generator>LibreOffice/7.3.5.2$Windows_X86_64 LibreOffice_project/184fe81b8c8c30d8b5082578aee2fed2ea847c01</meta:generator>
  </office:meta>
</office:document-meta>
</file>